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ata for Communities #1 - Exercises</text:span></text:p>
      <text:p text:style-name="P4"/>
      <text:p text:style-name="P3"/>
      <text:p text:style-name="P2"><draw:rect text:anchor-type="as-char" style:rel-width="100%" draw:z-index="0" draw:style-name="gr1" draw:text-style-name="P15" svg:width="0.0012in" svg:height="0.0213in"><text:p/></draw:rect></text:p>
      <text:p text:style-name="P5"/>
      <text:p text:style-name="P1"><text:span text:style-name="T3">Exercise 1: Explore the crime stats in your area</text:span></text:p>
      <text:p text:style-name="P1"/>
      <text:p text:style-name="P1">Resource: police.uk - crime and policing statistics</text:p>
      <text:p text:style-name="P1"/>
      <text:list xml:id="list1807609302" text:style-name="WWNum1">
        <text:list-item>
          <text:p text:style-name="P8">Go to https://www.police.uk</text:p>
        </text:list-item>
        <text:list-item>
          <text:p text:style-name="P8">Click on ‘Find your neighbourhood’</text:p>
        </text:list-item>
        <text:list-item>
          <text:p text:style-name="P8">Search for an area .</text:p>
        </text:list-item>
        <text:list-item>
          <text:p text:style-name="P8">How many crimes were reported in Sept 2018?</text:p>
        </text:list-item>
        <text:list-item>
          <text:p text:style-name="P8">Explore the map.</text:p>
        </text:list-item>
        <text:list-item>
          <text:p text:style-name="P8">How many anti-social behaviour reportings were there in Sept 2017?</text:p>
        </text:list-item>
        <text:list-item>
          <text:p text:style-name="P8">How does this compare to this year?</text:p>
        </text:list-item>
      </text:list>
      <text:p text:style-name="P6"/>
      <text:p text:style-name="P1"><text:span text:style-name="T3">Extension Exercise</text:span></text:p>
      <text:p text:style-name="P12">Explore the map again - what else can you find of interest to you? Draw your own area using the Pencil tool, and pull out some stats.</text:p>
      <text:p text:style-name="P1"/>
      <text:p text:style-name="P1"><text:soft-page-break/><draw:rect text:anchor-type="as-char" style:rel-width="100%" draw:z-index="1" draw:style-name="gr1" draw:text-style-name="P15" svg:width="0.0012in" svg:height="0.0213in"><text:p/></draw:rect></text:p>
      <text:p text:style-name="P1"/>
      <text:p text:style-name="P1">Notes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"><text:span text:style-name="T3">Exercise 2: What are the unemployment rates in your area?</text:span></text:p>
      <text:p text:style-name="P6"/>
      <text:p text:style-name="P1">Resource: Nomis - official labour market statistics</text:p>
      <text:p text:style-name="P1"/>
      <text:list xml:id="list2941895743" text:style-name="WWNum2">
        <text:list-item>
          <text:p text:style-name="P9">Go to: <text:a xlink:type="simple" xlink:href="https://www.nomisweb.co.uk/" text:style-name="ListLabel_20_37" text:visited-style-name="ListLabel_20_37"><text:span text:style-name="T5">https://www.nomisweb.co.uk/</text:span></text:a></text:p>
        </text:list-item>
        <text:list-item>
          <text:p text:style-name="P9">Under the ‘Labour Market Profiles’ heading, click ‘2011 Ward Profile’.</text:p>
        </text:list-item>
        <text:list-item>
          <text:p text:style-name="P9">Search for your area by typing place or postcode in the ‘search’ box.</text:p>
        </text:list-item>
        <text:list-item>
          <text:p text:style-name="P9">On your ward’s profile page, scroll down to the ‘Employment and unemployment’ statistics.</text:p>
        </text:list-item>
        <text:list-item>
          <text:p text:style-name="P9">What are the unemployment figures?</text:p>
        </text:list-item>
      </text:list>
      <text:p text:style-name="P14"/>
      <text:p text:style-name="P1"><text:span text:style-name="T3">Extension Exercise - compare with another local area.</text:span></text:p>
      <text:p text:style-name="P1"/>
      <text:list xml:id="list40441781909922" text:continue-numbering="true" text:style-name="WWNum2">
        <text:list-item>
          <text:p text:style-name="P9">At the bottom of the table, click ‘compare other areas’.</text:p>
        </text:list-item>
        <text:list-item>
          <text:p text:style-name="P9">Under ‘All People - economically active’ select ‘Unemployed.</text:p>
        </text:list-item>
        <text:list-item>
          <text:p text:style-name="P9">Scroll down to the table beneath the map to compare your area with other local areas. How does it compare?</text:p>
        </text:list-item>
      </text:list>
      <text:p text:style-name="P1"/>
      <text:p text:style-name="P1"><draw:rect text:anchor-type="as-char" style:rel-width="100%" draw:z-index="2" draw:style-name="gr1" draw:text-style-name="P15" svg:width="0.0012in" svg:height="0.0213in"><text:p/></draw:rect></text:p>
      <text:p text:style-name="P1"/>
      <text:p text:style-name="P1">Notes: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3">Exercise 3: How much money did Big Lottery Fund give to projects in your area in 2017?</text:span></text:p>
      <text:p text:style-name="P6"/>
      <text:p text:style-name="P1">Resource: GrantNav - UK grant data</text:p>
      <text:p text:style-name="P1"/>
      <text:list xml:id="list217534419" text:style-name="WWNum3">
        <text:list-item>
          <text:p text:style-name="P10">Go to http://grantnav.threesixtygiving.org/</text:p>
        </text:list-item>
        <text:list-item>
          <text:p text:style-name="P10">Search Location = [your area]</text:p>
        </text:list-item>
        <text:list-item>
          <text:p text:style-name="P10">On results page, filter by your area and ‘2017’.</text:p>
        </text:list-item>
        <text:list-item>
          <text:p text:style-name="P10">What was the total GBP awarded?</text:p>
        </text:list-item>
        <text:list-item>
          <text:p text:style-name="P10">What was the biggest and lowest award?</text:p>
        </text:list-item>
        <text:list-item>
          <text:p text:style-name="P10">How do these figures compare to the previous year?</text:p>
        </text:list-item>
      </text:list>
      <text:p text:style-name="P12"/>
      <text:p text:style-name="P12"><text:span text:style-name="T3">Extension Exercise</text:span></text:p>
      <text:p text:style-name="P12">Search for a specific theme or something that interests you ie “youth clubs” in your area. Find out total amount / biggest amount / lowest amount awarded.</text:p>
      <text:p text:style-name="P12"/>
      <text:p text:style-name="P12"><draw:rect text:anchor-type="as-char" style:rel-width="100%" draw:z-index="3" draw:style-name="gr1" draw:text-style-name="P15" svg:width="0.0012in" svg:height="0.0213in"><text:p/></draw:rect></text:p>
      <text:p text:style-name="P12"/>
      <text:p text:style-name="P1">Notes:</text:p>
      <text:p text:style-name="P13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3">Exercise 4: Find statistics on proposed housing sites in your area.</text:span></text:p>
      <text:p text:style-name="P6"><text:soft-page-break/></text:p>
      <text:p text:style-name="P1">Resource: MappingGM - mapped data of Greater Manchester</text:p>
      <text:p text:style-name="P1"/>
      <text:list xml:id="list2846719253" text:style-name="WWNum4">
        <text:list-item>
          <text:p text:style-name="P11">Go to https://mappinggm.org.uk/</text:p>
        </text:list-item>
        <text:list-item>
          <text:p text:style-name="P11">View the ‘GMODIN’ map.</text:p>
        </text:list-item>
        <text:list-item>
          <text:p text:style-name="P11">Search for Wigan using the search function on the left-hand side of the screen.</text:p>
        </text:list-item>
        <text:list-item>
          <text:p text:style-name="P11">Use the filter box on the right to display any required boundaries you are interested in ie LSOA.</text:p>
        </text:list-item>
        <text:list-item>
          <text:p text:style-name="P11">Under ‘Planning and development’ select ‘Land identified for future housing developments’</text:p>
        </text:list-item>
        <text:list-item>
          <text:p text:style-name="P11">Select one of the highlighted sites on the map.</text:p>
        </text:list-item>
        <text:list-item>
          <text:p text:style-name="P11">What are the total housing additions planned between 2017-2035 for that area?</text:p>
        </text:list-item>
      </text:list>
      <text:p text:style-name="P12"/>
      <text:p text:style-name="P12"><text:span text:style-name="T3">Extension Exercise</text:span></text:p>
      <text:p text:style-name="P12">Explore the map using the different filters. Is there any link between brownfield sites and proposed housing sites? What else is of interest?</text:p>
      <text:p text:style-name="P12"><text:s/></text:p>
      <text:p text:style-name="P1"><draw:rect text:anchor-type="as-char" style:rel-width="100%" draw:z-index="4" draw:style-name="gr1" draw:text-style-name="P15" svg:width="0.0012in" svg:height="0.0213in"><text:p/></draw:rect></text:p>
      <text:p text:style-name="P1"/>
      <text:p text:style-name="P1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54" meta:word-count="437" meta:character-count="2540" meta:non-whitespace-character-count="2178"/>
    <meta:generator>LibreOfficeDev/6.0.5.2$Linux_X86_64 LibreOffice_project/</meta:generator>
  </office:meta>
</office:document-meta>
</file>